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3d2" officeooo:paragraph-rsid="000093d2"/>
    </style:style>
    <style:style style:name="P2" style:family="paragraph" style:parent-style-name="Standard">
      <style:paragraph-properties fo:text-align="center" style:justify-single-word="false"/>
      <style:text-properties officeooo:rsid="000093d2" officeooo:paragraph-rsid="000093d2"/>
    </style:style>
    <style:style style:name="P3" style:family="paragraph" style:parent-style-name="Standard">
      <style:paragraph-properties fo:text-align="center" style:justify-single-word="false"/>
      <style:text-properties officeooo:rsid="000093d2" officeooo:paragraph-rsid="00414fbf"/>
    </style:style>
    <style:style style:name="P4" style:family="paragraph" style:parent-style-name="Standard">
      <style:text-properties officeooo:rsid="000187a5" officeooo:paragraph-rsid="000187a5"/>
    </style:style>
    <style:style style:name="P5" style:family="paragraph" style:parent-style-name="Standard">
      <style:text-properties officeooo:rsid="000187a5" officeooo:paragraph-rsid="0003771c"/>
    </style:style>
    <style:style style:name="P6" style:family="paragraph" style:parent-style-name="Standard">
      <style:text-properties officeooo:rsid="000a251c" officeooo:paragraph-rsid="000187a5"/>
    </style:style>
    <style:style style:name="P7" style:family="paragraph" style:parent-style-name="Standard">
      <style:text-properties officeooo:rsid="000bd6be" officeooo:paragraph-rsid="000bd6be"/>
    </style:style>
    <style:style style:name="P8" style:family="paragraph" style:parent-style-name="Standard">
      <style:text-properties style:text-underline-style="solid" style:text-underline-width="auto" style:text-underline-color="font-color" officeooo:rsid="000187a5" officeooo:paragraph-rsid="00215b8f"/>
    </style:style>
    <style:style style:name="P9" style:family="paragraph" style:parent-style-name="Standard">
      <style:text-properties officeooo:rsid="004768dc" officeooo:paragraph-rsid="004768dc"/>
    </style:style>
    <style:style style:name="P10" style:family="paragraph" style:parent-style-name="Standard">
      <style:text-properties officeooo:paragraph-rsid="004b6926"/>
    </style:style>
    <style:style style:name="P11" style:family="paragraph" style:parent-style-name="Standard">
      <style:text-properties officeooo:rsid="005a5774" officeooo:paragraph-rsid="0060f452"/>
    </style:style>
    <style:style style:name="P12" style:family="paragraph" style:parent-style-name="Standard">
      <style:text-properties officeooo:rsid="008d0c8b" officeooo:paragraph-rsid="008d0c8b"/>
    </style:style>
    <style:style style:name="P13" style:family="paragraph" style:parent-style-name="Standard">
      <style:paragraph-properties fo:break-before="page"/>
      <style:text-properties officeooo:paragraph-rsid="0060f452"/>
    </style:style>
    <style:style style:name="P14" style:family="paragraph" style:parent-style-name="Standard">
      <style:paragraph-properties fo:text-align="center" style:justify-single-word="false"/>
      <style:text-properties officeooo:rsid="004561c4" officeooo:paragraph-rsid="000093d2"/>
    </style:style>
    <style:style style:name="P15" style:family="paragraph" style:parent-style-name="Standard">
      <style:text-properties fo:font-weight="bold" officeooo:rsid="0023a9d9" officeooo:paragraph-rsid="000bd6be" style:font-weight-asian="bold" style:font-weight-complex="bold"/>
    </style:style>
    <style:style style:name="P16" style:family="paragraph" style:parent-style-name="Standard">
      <style:text-properties fo:font-weight="bold" officeooo:rsid="004e0b77" officeooo:paragraph-rsid="0060f452" style:font-weight-asian="bold" style:font-weight-complex="bold"/>
    </style:style>
    <style:style style:name="P17" style:family="paragraph" style:parent-style-name="Standard">
      <style:text-properties fo:font-weight="bold" officeooo:rsid="0067ba53" officeooo:paragraph-rsid="006c5312" style:font-weight-asian="bold" style:font-weight-complex="bold"/>
    </style:style>
    <style:style style:name="P18" style:family="paragraph" style:parent-style-name="Standard">
      <style:text-properties fo:font-weight="bold" officeooo:rsid="005a5774" officeooo:paragraph-rsid="006c5312" style:font-weight-asian="bold" style:font-weight-complex="bold"/>
    </style:style>
    <style:style style:name="P19" style:family="paragraph" style:parent-style-name="Standard">
      <style:text-properties fo:font-weight="bold" officeooo:rsid="00643920" officeooo:paragraph-rsid="006ee118" style:font-weight-asian="bold" style:font-weight-complex="bold"/>
    </style:style>
    <style:style style:name="P20" style:family="paragraph" style:parent-style-name="Standard">
      <style:text-properties fo:font-weight="bold" officeooo:rsid="004f7f47" officeooo:paragraph-rsid="0060f452" style:font-weight-asian="bold" style:font-weight-complex="bold"/>
    </style:style>
    <style:style style:name="P21" style:family="paragraph" style:parent-style-name="Standard">
      <style:text-properties fo:font-weight="bold" officeooo:rsid="004f7f47" officeooo:paragraph-rsid="00643920" style:font-weight-asian="bold" style:font-weight-complex="bold"/>
    </style:style>
    <style:style style:name="P22" style:family="paragraph" style:parent-style-name="Standard">
      <style:text-properties fo:font-weight="bold" officeooo:rsid="0060f452" officeooo:paragraph-rsid="0060f452" style:font-weight-asian="bold" style:font-weight-complex="bold"/>
    </style:style>
    <style:style style:name="P23" style:family="paragraph" style:parent-style-name="Standard">
      <style:text-properties style:text-position="0% 100%" officeooo:rsid="003db729" officeooo:paragraph-rsid="000f0532"/>
    </style:style>
    <style:style style:name="P24" style:family="paragraph" style:parent-style-name="Standard" style:list-style-name="L1">
      <style:text-properties fo:font-weight="normal" officeooo:rsid="0074801d" officeooo:paragraph-rsid="006d4835" style:font-weight-asian="normal" style:font-weight-complex="normal"/>
    </style:style>
    <style:style style:name="P25" style:family="paragraph" style:parent-style-name="Standard" style:list-style-name="L1">
      <style:text-properties fo:font-weight="normal" officeooo:rsid="00700487" officeooo:paragraph-rsid="0074a9fe" style:font-weight-asian="normal" style:font-weight-complex="normal"/>
    </style:style>
    <style:style style:name="P26" style:family="paragraph" style:parent-style-name="Standard" style:list-style-name="L2">
      <style:text-properties fo:font-weight="normal" officeooo:rsid="0074a9fe" officeooo:paragraph-rsid="008725f3" style:font-weight-asian="normal" style:font-weight-complex="normal"/>
    </style:style>
    <style:style style:name="P27" style:family="paragraph" style:parent-style-name="Standard" style:list-style-name="L3">
      <style:text-properties officeooo:rsid="005a5774" officeooo:paragraph-rsid="009c3deb"/>
    </style:style>
    <style:style style:name="P28" style:family="paragraph" style:parent-style-name="Standard" style:list-style-name="L3">
      <style:text-properties officeooo:rsid="005a5774" officeooo:paragraph-rsid="0060f452"/>
    </style:style>
    <style:style style:name="P29" style:family="paragraph" style:parent-style-name="Standard" style:list-style-name="L3">
      <style:text-properties officeooo:rsid="008f2739" officeooo:paragraph-rsid="009c3deb"/>
    </style:style>
    <style:style style:name="P30" style:family="paragraph" style:parent-style-name="Standard" style:list-style-name="L4">
      <style:text-properties officeooo:rsid="008f2739" officeooo:paragraph-rsid="009cd959"/>
    </style:style>
    <style:style style:name="P31" style:family="paragraph" style:parent-style-name="Standard" style:list-style-name="L4">
      <style:text-properties officeooo:rsid="008f2739" officeooo:paragraph-rsid="008f2739"/>
    </style:style>
    <style:style style:name="P32" style:family="paragraph" style:parent-style-name="Standard" style:list-style-name="L4">
      <style:text-properties officeooo:rsid="008f28a9" officeooo:paragraph-rsid="008f28a9"/>
    </style:style>
    <style:style style:name="P33" style:family="paragraph" style:parent-style-name="Standard">
      <style:text-properties officeooo:rsid="000bd6be" officeooo:paragraph-rsid="000bd6be"/>
    </style:style>
    <style:style style:name="P34" style:family="paragraph" style:parent-style-name="Standard">
      <style:text-properties officeooo:rsid="00a2f46f" officeooo:paragraph-rsid="00a2f46f"/>
    </style:style>
    <style:style style:name="P35" style:family="paragraph" style:parent-style-name="Standard">
      <style:paragraph-properties fo:break-before="page"/>
      <style:text-properties style:text-position="0% 100%" officeooo:rsid="003db729" officeooo:paragraph-rsid="000f0532"/>
    </style:style>
    <style:style style:name="T1" style:family="text">
      <style:text-properties officeooo:rsid="0003771c"/>
    </style:style>
    <style:style style:name="T2" style:family="text">
      <style:text-properties fo:font-weight="bold" style:font-weight-asian="bold" style:font-weight-complex="bold"/>
    </style:style>
    <style:style style:name="T3" style:family="text">
      <style:text-properties fo:font-weight="bold" officeooo:rsid="00215b8f" style:font-weight-asian="bold" style:font-weight-complex="bold"/>
    </style:style>
    <style:style style:name="T4" style:family="text">
      <style:text-properties fo:font-weight="bold" officeooo:rsid="0021e5bd" style:font-weight-asian="bold" style:font-weight-complex="bold"/>
    </style:style>
    <style:style style:name="T5" style:family="text">
      <style:text-properties fo:font-weight="bold" officeooo:rsid="004e0b77" style:font-weight-asian="bold" style:font-weight-complex="bold"/>
    </style:style>
    <style:style style:name="T6" style:family="text">
      <style:text-properties fo:font-weight="bold" officeooo:rsid="0049bf8c" style:font-weight-asian="bold" style:font-weight-complex="bold"/>
    </style:style>
    <style:style style:name="T7" style:family="text">
      <style:text-properties fo:font-weight="bold" officeooo:rsid="0060f452" style:font-weight-asian="bold" style:font-weight-complex="bold"/>
    </style:style>
    <style:style style:name="T8" style:family="text">
      <style:text-properties fo:font-weight="bold" officeooo:rsid="0067ba53" style:font-weight-asian="bold" style:font-weight-complex="bold"/>
    </style:style>
    <style:style style:name="T9" style:family="text">
      <style:text-properties fo:font-weight="bold" officeooo:rsid="006a835d" style:font-weight-asian="bold" style:font-weight-complex="bold"/>
    </style:style>
    <style:style style:name="T10" style:family="text">
      <style:text-properties fo:font-weight="bold" officeooo:rsid="006e41b3" style:font-weight-asian="bold" style:font-weight-complex="bold"/>
    </style:style>
    <style:style style:name="T11" style:family="text">
      <style:text-properties fo:font-weight="bold" officeooo:rsid="0003771c" style:font-weight-asian="bold" style:font-weight-complex="bold"/>
    </style:style>
    <style:style style:name="T12" style:family="text">
      <style:text-properties fo:font-weight="bold" officeooo:rsid="00a1f6d4" style:font-weight-asian="bold" style:font-weight-complex="bold"/>
    </style:style>
    <style:style style:name="T13" style:family="text">
      <style:text-properties officeooo:rsid="00414fbf"/>
    </style:style>
    <style:style style:name="T14" style:family="text">
      <style:text-properties style:text-underline-style="none"/>
    </style:style>
    <style:style style:name="T15" style:family="text">
      <style:text-properties officeooo:rsid="005a5774"/>
    </style:style>
    <style:style style:name="T16" style:family="text">
      <style:text-properties officeooo:rsid="005c8009"/>
    </style:style>
    <style:style style:name="T17" style:family="text">
      <style:text-properties officeooo:rsid="005e79ce"/>
    </style:style>
    <style:style style:name="T18" style:family="text">
      <style:text-properties officeooo:rsid="005f1eee"/>
    </style:style>
    <style:style style:name="T19" style:family="text">
      <style:text-properties officeooo:rsid="00602389"/>
    </style:style>
    <style:style style:name="T20" style:family="text">
      <style:text-properties officeooo:rsid="0077a4e1"/>
    </style:style>
    <style:style style:name="T21" style:family="text">
      <style:text-properties officeooo:rsid="007ab6f7"/>
    </style:style>
    <style:style style:name="T22" style:family="text">
      <style:text-properties officeooo:rsid="007c74ea"/>
    </style:style>
    <style:style style:name="T23" style:family="text">
      <style:text-properties officeooo:rsid="007fd312"/>
    </style:style>
    <style:style style:name="T24" style:family="text">
      <style:text-properties officeooo:rsid="008f28a9"/>
    </style:style>
    <style:style style:name="T25" style:family="text">
      <style:text-properties officeooo:rsid="0090fdfe"/>
    </style:style>
    <style:style style:name="T26" style:family="text">
      <style:text-properties officeooo:rsid="0092ae7b"/>
    </style:style>
    <style:style style:name="T27" style:family="text">
      <style:text-properties officeooo:rsid="009c3deb"/>
    </style:style>
    <style:style style:name="T28" style:family="text">
      <style:text-properties style:text-line-through-style="none" style:text-line-through-type="none" officeooo:rsid="009c3deb"/>
    </style:style>
    <style:style style:name="T29" style:family="text">
      <style:text-properties officeooo:rsid="00a1f6d4"/>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75 Parallel Computing</text:p>
      <text:p text:style-name="P14">Instructor: Matthew Meyn </text:p>
      <text:p text:style-name="P2">Student: Khuong Luu</text:p>
      <text:p text:style-name="P2"/>
      <text:p text:style-name="P3">Project <text:span text:style-name="T29">3</text:span></text:p>
      <text:p text:style-name="P1"/>
      <text:p text:style-name="P4">1. <text:span text:style-name="T2">Tell what machine you ran this on</text:span></text:p>
      <text:p text:style-name="P6">The computer I ran this experiment on has:</text:p>
      <text:p text:style-name="P4">- <text:span text:style-name="T1">Operating System: Ubuntu 16.04</text:span></text:p>
      <text:p text:style-name="P5">- <text:span text:style-name="T1">Kernel: 4.13.0-37-generic</text:span></text:p>
      <text:p text:style-name="P4">- Processor: Intel(R) Core(TM) i7-7700HQ CPU @ 2.80GHz, <text:span text:style-name="T11">4 cores</text:span></text:p>
      <text:p text:style-name="P4">- Memory: 16GB, <text:span text:style-name="T1">2400</text:span>Mhz</text:p>
      <text:p text:style-name="P8"><text:span text:style-name="T14">- </text:span><text:span text:style-name="T3">gcc version 5.4.0 20160609, </text:span><text:span text:style-name="T4">OpenMP 3.1</text:span></text:p>
      <text:p text:style-name="P4"/>
      <text:p text:style-name="P15">2. Results</text:p>
      <text:p text:style-name="P7"/>
      <text:p text:style-name="P9">Performance unit is in<text:span text:style-name="T2"> Mega </text:span><text:span text:style-name="T12">Read&amp;Write Operations</text:span><text:span text:style-name="T2"> Per Seconds</text:span></text:p>
      <text:p text:style-name="P34">Padding Size unit is in <text:span text:style-name="T2">4 bytes (a size of a float)</text:span></text:p>
      <text:p text:style-name="P7"/>
      <text:p text:style-name="P7"/>
      <text:p text:style-name="P7"><draw:frame draw:style-name="fr1" draw:name="Object2" text:anchor-type="paragraph" svg:width="7.6417in" svg:height="3.0602in" draw:z-index="1"><draw:object xlink:href="./Object 2" xlink:type="simple" xlink:show="embed" xlink:actuate="onLoad"/><draw:image xlink:href="./ObjectReplacements/Object 2" xlink:type="simple" xlink:show="embed" xlink:actuate="onLoad"/></draw:frame></text:p>
      <text:p text:style-name="P7"/>
      <text:p text:style-name="P15">3. Graph</text:p>
      <text:p text:style-name="P7"/>
      <text:p text:style-name="P23"/>
      <text:p text:style-name="P35"><draw:frame draw:style-name="fr1" draw:name="Object1" text:anchor-type="paragraph" svg:width="8.3681in" svg:height="9.872in" draw:z-index="0"><draw:object xlink:href="./Object 1" xlink:type="simple" xlink:show="embed" xlink:actuate="onLoad"/><draw:image xlink:href="./ObjectReplacements/Object 1" xlink:type="simple" xlink:show="embed" xlink:actuate="onLoad"/></draw:frame></text:p>
      <text:p text:style-name="P23"><text:soft-page-break/></text:p>
      <text:p text:style-name="P35"/>
      <text:p text:style-name="P13"><text:span text:style-name="T6">4. </text:span><text:span text:style-name="T5">P</text:span><text:span text:style-name="T6">atterns </text:span><text:span text:style-name="T5">I observe and explanation</text:span><text:span text:style-name="T9">s</text:span></text:p>
      <text:p text:style-name="P16"/>
      <text:p text:style-name="P17">4.1. Coarse-grained parallelism vs. Fine-grained parallelism</text:p>
      <text:p text:style-name="P18"/>
      <text:list xml:id="list3418083423185664428" text:style-name="L1">
        <text:list-item>
          <text:p text:style-name="P24">Coarse-grained parallelism performance significantly better than fine-grained parallelism in this problem.</text:p>
          <text:p text:style-name="P24"/>
        </text:list-item>
        <text:list-item>
          <text:p text:style-name="P25">Coarse-grained parallelism’s performance decreases later than fine-grained parallelism performance. Specifically, performance starts decreasing after NUM_THREADS = 4 with fine-grained parallelism but coarse-grained parallelism, the performance only starts decreasing after NUM_THREADS = 8.</text:p>
        </text:list-item>
      </text:list>
      <text:p text:style-name="P19"/>
      <text:p text:style-name="P20">Explanation: </text:p>
      <text:p text:style-name="P20"/>
      <text:list xml:id="list6385814136668135041" text:style-name="L2">
        <text:list-item>
          <text:p text:style-name="P26">This is because in coarse-grained parallelism <text:span text:style-name="T20">in this problem, each thread has both for-loops</text:span> <text:span text:style-name="T20">and thus “own” more data and has more to compute on their own</text:span> <text:span text:style-name="T21">than each thread in </text:span>fine-grained parallelism. <text:span text:style-name="T23">Therefore, as the number of threads grows larger, threads in </text:span>coarse-grained parallelism <text:span text:style-name="T22">exchange data less frequent and compute more, thus perform better than threads in fine-grained parallelism. </text:span></text:p>
          <text:p text:style-name="P26"/>
        </text:list-item>
        <text:list-item>
          <text:p text:style-name="P26"><text:span text:style-name="T22">Data exchange between threads is also the reason the performance of </text:span>fine-grained parallelism <text:span text:style-name="T23">decays earlier than of </text:span>coarse-grained parallelism – <text:span text:style-name="T23">the more frequent of data exchange, the earlier the cost of it overweight the benefits of parallelism and make the performance start to go down earlier as the number of threads grows up.</text:span></text:p>
        </text:list-item>
      </text:list>
      <text:p text:style-name="P20"/>
      <text:p text:style-name="P11"><text:span text:style-name="T8">4.2. </text:span><text:span text:style-name="T10">Static scheduling vs. Dynamic scheduling</text:span><text:span text:style-name="T7"> </text:span></text:p>
      <text:p text:style-name="P22"/>
      <text:list xml:id="list734230036845449148" text:style-name="L3">
        <text:list-item>
          <text:p text:style-name="P27">With coarse-grained parallelism, dynamic scheduling <text:span text:style-name="T17">has nearly the same performance as </text:span>static scheduling <text:span text:style-name="T17">before their performances start decreasing</text:span>. <text:span text:style-name="T27">In some of my runs, dynamic scheduling sometimes even has worse performance then static scheduling.</text:span></text:p>
          <text:p text:style-name="P27"/>
        </text:list-item>
        <text:list-item>
          <text:p text:style-name="P29"><text:span text:style-name="T26">Dynamic scheduling only show notable better performance over static scheduling in coarse-grained parallelis</text:span>m <text:span text:style-name="T27">when the number of threads become large (&gt; 8 threads) </text:span></text:p>
          <text:p text:style-name="P28"/>
        </text:list-item>
        <text:list-item>
          <text:p text:style-name="P28"><text:span text:style-name="T17">However, w</text:span>ith fine-grained parallelism, <text:span text:style-name="T16">it’s the other way around - </text:span>static scheduling<text:span text:style-name="T18"> </text:span>performs <text:span text:style-name="T18">clearly </text:span>better than static scheduling <text:span text:style-name="T19">for all number of threads.</text:span></text:p>
        </text:list-item>
      </text:list>
      <text:p text:style-name="P10"/>
      <text:p text:style-name="P21">Explanation: </text:p>
      <text:p text:style-name="P12"/>
      <text:list xml:id="list2979736099043159941" text:style-name="L4">
        <text:list-item>
          <text:p text:style-name="P30"><text:span text:style-name="T24">W</text:span>ith <text:span text:style-name="T15">coarse-grained parallelis</text:span>m, <text:span text:style-name="T26">the workload between iterations in both loops observably differ just little bit. Thus, dynamic scheduling is sometimes very slightly better than static scheduling, but sometimes slightly worse, but both cases are not really notable. </text:span></text:p>
          <text:p text:style-name="P30"/>
        </text:list-item>
        <text:list-item>
          <text:p text:style-name="P30"><text:span text:style-name="T26">Dynamic scheduling only show notable better performance over static scheduling in coarse-grained parallelis</text:span>m <text:span text:style-name="T27">when the number of threads become large (&gt;8) in term of slower performance decrease because </text:span><text:span text:style-name="T28">with larger number of threads, the workload of each threads decrease and the communication between threads occurs more frequent.</text:span></text:p>
          <text:p text:style-name="P31"/>
        </text:list-item>
        <text:list-item>
          <text:p text:style-name="P32"><text:soft-page-break/>With fine-grained parallelism, the workload of each iteration of the inner loop (in this algorithm) take nearly the same amount of time, thus the benefit of dynamic scheduling is not much and the communication overhead of dynamic scheduling overweight it<text:span text:style-name="T25">s little benefit</text:span>, and so dynamic scheduling performance moderately worse than static schedul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7:57:02.405081404</meta:creation-date>
    <dc:date>2018-05-07T03:39:34.345004109</dc:date>
    <meta:editing-duration>PT9H10M6S</meta:editing-duration>
    <meta:editing-cycles>141</meta:editing-cycles>
    <meta:generator>LibreOffice/5.1.6.2$Linux_X86_64 LibreOffice_project/10m0$Build-2</meta:generator>
    <meta:document-statistic meta:table-count="0" meta:image-count="0" meta:object-count="2" meta:page-count="6" meta:paragraph-count="30" meta:word-count="482" meta:character-count="3300" meta:non-whitespace-character-count="28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1.254cm" svg:height="25.075cm" xlink:href="." xlink:type="simple" chart:class="chart:scatter" chart:style-name="ch1">
        <chart:title svg:x="3.691cm" svg:y="0.637cm" chart:style-name="ch2">
          <text:p>Comparision on Performance between 2 types of False Sharing Fixes</text:p>
        </chart:title>
        <chart:subtitle svg:x="5.344cm" svg:y="1.917cm" chart:style-name="ch3">
          <text:p>Mega  Read&amp;Write Operations Per Second vs. Padding Size</text:p>
        </chart:subtitle>
        <chart:legend chart:legend-position="bottom" svg:x="4.124cm" svg:y="23.794cm" style:legend-expansion="wide" chart:style-name="ch4"/>
        <chart:plot-area chart:style-name="ch5" chart:data-source-has-labels="both" svg:x="1.436cm" svg:y="3.101cm" svg:width="19.393cm" svg:height="19.211cm">
          <chartooo:coordinate-region svg:x="2.428cm" svg:y="3.3cm" svg:width="18.214cm" svg:height="18.365cm"/>
          <chart:axis chart:dimension="x" chart:name="primary-x" chart:style-name="ch6" chartooo:axis-type="auto">
            <chart:title svg:x="9.739cm" svg:y="22.813cm" chart:style-name="ch7">
              <text:p>Padding in 4 bytes</text:p>
            </chart:title>
            <chart:categories table:cell-range-address="local-table.$A$2:.$A$19"/>
          </chart:axis>
          <chart:axis chart:dimension="y" chart:name="primary-y" chart:style-name="ch6">
            <chart:title svg:x="0.451cm" svg:y="15.793cm" chart:style-name="ch8">
              <text:p>Mega Read&amp;Write Operations Per Second</text:p>
            </chart:title>
            <chart:grid chart:style-name="ch9" chart:class="major"/>
          </chart:axis>
          <chart:series chart:style-name="ch10" chart:values-cell-range-address="local-table.$C$2:.$C$19" chart:label-cell-address="local-table.$C$1" chart:class="chart:scatter">
            <chart:domain table:cell-range-address="local-table.$B$2:.$B$19"/>
            <chart:data-point chart:repeated="18"/>
          </chart:series>
          <chart:series chart:style-name="ch11" chart:values-cell-range-address="local-table.$D$2:.$D$19" chart:label-cell-address="local-table.$D$1" chart:class="chart:scatter">
            <chart:data-point chart:repeated="18"/>
          </chart:series>
          <chart:series chart:style-name="ch12" chart:values-cell-range-address="local-table.$E$2:.$E$19" chart:label-cell-address="local-table.$E$1" chart:class="chart:scatter">
            <chart:data-point chart:repeated="18"/>
          </chart:series>
          <chart:series chart:style-name="ch13" chart:values-cell-range-address="local-table.$F$2:.$F$19" chart:label-cell-address="local-table.$F$1" chart:class="chart:scatter">
            <chart:data-point chart:repeated="18"/>
          </chart:series>
          <chart:series chart:style-name="ch14" chart:values-cell-range-address="local-table.$G$2:.$G$19" chart:label-cell-address="local-table.$G$1" chart:class="chart:scatter">
            <chart:data-point chart:repeated="18"/>
          </chart:series>
          <chart:series chart:style-name="ch15" chart:values-cell-range-address="local-table.$H$2:.$H$19" chart:label-cell-address="local-table.$H$1" chart:class="chart:scatter">
            <chart:data-point chart:repeated="18"/>
          </chart:series>
          <chart:wall chart:style-name="ch16"/>
          <chart:floor chart:style-name="ch17"/>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Fix #1 with 1 thread</text:p>
              </table:table-cell>
              <table:table-cell office:value-type="string">
                <text:p>Fix #1 with 2 threads</text:p>
              </table:table-cell>
              <table:table-cell office:value-type="string">
                <text:p>Fix #1 with 4 threads</text:p>
              </table:table-cell>
              <table:table-cell office:value-type="string">
                <text:p>Fix #2 with 1 threads</text:p>
              </table:table-cell>
              <table:table-cell office:value-type="string">
                <text:p>Fix #2 with 2 threads</text:p>
              </table:table-cell>
              <table:table-cell office:value-type="string">
                <text:p>Fix #2 with 4 threads</text:p>
              </table:table-cell>
            </table:table-row>
          </table:table-header-rows>
          <table:table-rows>
            <table:table-row>
              <table:table-cell office:value-type="string">
                <text:p>1</text:p>
              </table:table-cell>
              <table:table-cell office:value-type="float" office:value="1">
                <text:p>1</text:p>
              </table:table-cell>
              <table:table-cell office:value-type="float" office:value="589.094">
                <text:p>589.094</text:p>
              </table:table-cell>
              <table:table-cell office:value-type="float" office:value="755.033">
                <text:p>755.033</text:p>
              </table:table-cell>
              <table:table-cell office:value-type="float" office:value="489.375">
                <text:p>489.375</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2</text:p>
              </table:table-cell>
              <table:table-cell office:value-type="float" office:value="2">
                <text:p>2</text:p>
              </table:table-cell>
              <table:table-cell office:value-type="float" office:value="563.565">
                <text:p>563.565</text:p>
              </table:table-cell>
              <table:table-cell office:value-type="float" office:value="802.405">
                <text:p>802.405</text:p>
              </table:table-cell>
              <table:table-cell office:value-type="float" office:value="865.287">
                <text:p>865.287</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3</text:p>
              </table:table-cell>
              <table:table-cell office:value-type="float" office:value="3">
                <text:p>3</text:p>
              </table:table-cell>
              <table:table-cell office:value-type="float" office:value="585.683">
                <text:p>585.683</text:p>
              </table:table-cell>
              <table:table-cell office:value-type="float" office:value="1160.53">
                <text:p>1160.53</text:p>
              </table:table-cell>
              <table:table-cell office:value-type="float" office:value="703.669">
                <text:p>703.669</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4</text:p>
              </table:table-cell>
              <table:table-cell office:value-type="float" office:value="4">
                <text:p>4</text:p>
              </table:table-cell>
              <table:table-cell office:value-type="float" office:value="608.046">
                <text:p>608.046</text:p>
              </table:table-cell>
              <table:table-cell office:value-type="float" office:value="1164.87">
                <text:p>1164.87</text:p>
              </table:table-cell>
              <table:table-cell office:value-type="float" office:value="795.936">
                <text:p>795.936</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5</text:p>
              </table:table-cell>
              <table:table-cell office:value-type="float" office:value="5">
                <text:p>5</text:p>
              </table:table-cell>
              <table:table-cell office:value-type="float" office:value="601.236">
                <text:p>601.236</text:p>
              </table:table-cell>
              <table:table-cell office:value-type="float" office:value="1165.44">
                <text:p>1165.44</text:p>
              </table:table-cell>
              <table:table-cell office:value-type="float" office:value="863.595">
                <text:p>863.595</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6</text:p>
              </table:table-cell>
              <table:table-cell office:value-type="float" office:value="6">
                <text:p>6</text:p>
              </table:table-cell>
              <table:table-cell office:value-type="float" office:value="603.807">
                <text:p>603.807</text:p>
              </table:table-cell>
              <table:table-cell office:value-type="float" office:value="1150.37">
                <text:p>1150.37</text:p>
              </table:table-cell>
              <table:table-cell office:value-type="float" office:value="791.771">
                <text:p>791.771</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7</text:p>
              </table:table-cell>
              <table:table-cell office:value-type="float" office:value="7">
                <text:p>7</text:p>
              </table:table-cell>
              <table:table-cell office:value-type="float" office:value="610.543">
                <text:p>610.543</text:p>
              </table:table-cell>
              <table:table-cell office:value-type="float" office:value="1167.42">
                <text:p>1167.42</text:p>
              </table:table-cell>
              <table:table-cell office:value-type="float" office:value="1126.85">
                <text:p>1126.85</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8</text:p>
              </table:table-cell>
              <table:table-cell office:value-type="float" office:value="8">
                <text:p>8</text:p>
              </table:table-cell>
              <table:table-cell office:value-type="float" office:value="579.152">
                <text:p>579.152</text:p>
              </table:table-cell>
              <table:table-cell office:value-type="float" office:value="1131.52">
                <text:p>1131.52</text:p>
              </table:table-cell>
              <table:table-cell office:value-type="float" office:value="988.649">
                <text:p>988.649</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9</text:p>
              </table:table-cell>
              <table:table-cell office:value-type="float" office:value="9">
                <text:p>9</text:p>
              </table:table-cell>
              <table:table-cell office:value-type="float" office:value="600.11">
                <text:p>600.11</text:p>
              </table:table-cell>
              <table:table-cell office:value-type="float" office:value="1137.27">
                <text:p>1137.27</text:p>
              </table:table-cell>
              <table:table-cell office:value-type="float" office:value="1028.61">
                <text:p>1028.61</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10</text:p>
              </table:table-cell>
              <table:table-cell office:value-type="float" office:value="10">
                <text:p>10</text:p>
              </table:table-cell>
              <table:table-cell office:value-type="float" office:value="584.877">
                <text:p>584.877</text:p>
              </table:table-cell>
              <table:table-cell office:value-type="float" office:value="1132.78">
                <text:p>1132.78</text:p>
              </table:table-cell>
              <table:table-cell office:value-type="float" office:value="1135.51">
                <text:p>1135.51</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11</text:p>
              </table:table-cell>
              <table:table-cell office:value-type="float" office:value="11">
                <text:p>11</text:p>
              </table:table-cell>
              <table:table-cell office:value-type="float" office:value="601.054">
                <text:p>601.054</text:p>
              </table:table-cell>
              <table:table-cell office:value-type="float" office:value="1149.65">
                <text:p>1149.65</text:p>
              </table:table-cell>
              <table:table-cell office:value-type="float" office:value="1270.14">
                <text:p>1270.14</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12</text:p>
              </table:table-cell>
              <table:table-cell office:value-type="float" office:value="12">
                <text:p>12</text:p>
              </table:table-cell>
              <table:table-cell office:value-type="float" office:value="594.558">
                <text:p>594.558</text:p>
              </table:table-cell>
              <table:table-cell office:value-type="float" office:value="1142.03">
                <text:p>1142.03</text:p>
              </table:table-cell>
              <table:table-cell office:value-type="float" office:value="1273.6">
                <text:p>1273.6</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13</text:p>
              </table:table-cell>
              <table:table-cell office:value-type="float" office:value="13">
                <text:p>13</text:p>
              </table:table-cell>
              <table:table-cell office:value-type="float" office:value="601.766">
                <text:p>601.766</text:p>
              </table:table-cell>
              <table:table-cell office:value-type="float" office:value="1156.37">
                <text:p>1156.37</text:p>
              </table:table-cell>
              <table:table-cell office:value-type="float" office:value="2246.89">
                <text:p>2246.89</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14</text:p>
              </table:table-cell>
              <table:table-cell office:value-type="float" office:value="14">
                <text:p>14</text:p>
              </table:table-cell>
              <table:table-cell office:value-type="float" office:value="603.552">
                <text:p>603.552</text:p>
              </table:table-cell>
              <table:table-cell office:value-type="float" office:value="1158.72">
                <text:p>1158.72</text:p>
              </table:table-cell>
              <table:table-cell office:value-type="float" office:value="2267.12">
                <text:p>2267.12</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15</text:p>
              </table:table-cell>
              <table:table-cell office:value-type="float" office:value="15">
                <text:p>15</text:p>
              </table:table-cell>
              <table:table-cell office:value-type="float" office:value="609.867">
                <text:p>609.867</text:p>
              </table:table-cell>
              <table:table-cell office:value-type="float" office:value="1173.79">
                <text:p>1173.79</text:p>
              </table:table-cell>
              <table:table-cell office:value-type="float" office:value="2290.06">
                <text:p>2290.06</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16</text:p>
              </table:table-cell>
              <table:table-cell office:value-type="float" office:value="16">
                <text:p>16</text:p>
              </table:table-cell>
              <table:table-cell office:value-type="float" office:value="605.577">
                <text:p>605.577</text:p>
              </table:table-cell>
              <table:table-cell office:value-type="float" office:value="1160.74">
                <text:p>1160.74</text:p>
              </table:table-cell>
              <table:table-cell office:value-type="float" office:value="2278.41">
                <text:p>2278.41</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17</text:p>
              </table:table-cell>
              <table:table-cell office:value-type="float" office:value="17">
                <text:p>17</text:p>
              </table:table-cell>
              <table:table-cell office:value-type="float" office:value="606.657">
                <text:p>606.657</text:p>
              </table:table-cell>
              <table:table-cell office:value-type="float" office:value="1165.62">
                <text:p>1165.62</text:p>
              </table:table-cell>
              <table:table-cell office:value-type="float" office:value="2276.38">
                <text:p>2276.38</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
              <table:table-cell office:value-type="string">
                <text:p>18</text:p>
              </table:table-cell>
              <table:table-cell office:value-type="float" office:value="18">
                <text:p>18</text:p>
              </table:table-cell>
              <table:table-cell office:value-type="float" office:value="591.55">
                <text:p>591.55</text:p>
              </table:table-cell>
              <table:table-cell office:value-type="float" office:value="1133.89">
                <text:p>1133.89</text:p>
              </table:table-cell>
              <table:table-cell office:value-type="float" office:value="2212.2">
                <text:p>2212.2</text:p>
              </table:table-cell>
              <table:table-cell office:value-type="float" office:value="629.926">
                <text:p>629.926</text:p>
              </table:table-cell>
              <table:table-cell office:value-type="float" office:value="1244.2">
                <text:p>1244.2</text:p>
              </table:table-cell>
              <table:table-cell office:value-type="float" office:value="2445.85">
                <text:p>2445.8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14pt"/>
    </style:style>
    <style:style style:name="co2" style:family="table-column">
      <style:table-column-properties fo:break-before="auto" style:column-width="96.69pt"/>
    </style:style>
    <style:style style:name="co3" style:family="table-column">
      <style:table-column-properties fo:break-before="auto" style:column-width="102.1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ata2" table:style-name="ta1">
        <table:table-column table:style-name="co1" table:default-cell-style-name="Default"/>
        <table:table-column table:style-name="co2" table:default-cell-style-name="Default"/>
        <table:table-column table:style-name="co3" table:number-columns-repeated="5" table:default-cell-style-name="Default"/>
        <table:table-row table:style-name="ro1">
          <table:table-cell office:value-type="string" calcext:value-type="string">
            <text:p>Padding Size</text:p>
          </table:table-cell>
          <table:table-cell office:value-type="string" calcext:value-type="string">
            <text:p>Fix #1 with 1 thread</text:p>
          </table:table-cell>
          <table:table-cell office:value-type="string" calcext:value-type="string">
            <text:p>Fix #1 with 2 threads</text:p>
          </table:table-cell>
          <table:table-cell office:value-type="string" calcext:value-type="string">
            <text:p>Fix #1 with 4 threads</text:p>
          </table:table-cell>
          <table:table-cell office:value-type="string" calcext:value-type="string">
            <text:p>Fix #2 with 1 threads</text:p>
          </table:table-cell>
          <table:table-cell office:value-type="string" calcext:value-type="string">
            <text:p>Fix #2 with 2 threads</text:p>
          </table:table-cell>
          <table:table-cell office:value-type="string" calcext:value-type="string">
            <text:p>Fix #2 with 4 threads</text:p>
          </table:table-cell>
        </table:table-row>
        <table:table-row table:style-name="ro1">
          <table:table-cell office:value-type="float" office:value="1" calcext:value-type="float">
            <text:p>1</text:p>
          </table:table-cell>
          <table:table-cell office:value-type="float" office:value="589.094" calcext:value-type="float">
            <text:p>589.094</text:p>
          </table:table-cell>
          <table:table-cell office:value-type="float" office:value="755.033" calcext:value-type="float">
            <text:p>755.033</text:p>
          </table:table-cell>
          <table:table-cell office:value-type="float" office:value="489.375" calcext:value-type="float">
            <text:p>489.375</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2" calcext:value-type="float">
            <text:p>2</text:p>
          </table:table-cell>
          <table:table-cell office:value-type="float" office:value="563.565" calcext:value-type="float">
            <text:p>563.565</text:p>
          </table:table-cell>
          <table:table-cell office:value-type="float" office:value="802.405" calcext:value-type="float">
            <text:p>802.405</text:p>
          </table:table-cell>
          <table:table-cell office:value-type="float" office:value="865.287" calcext:value-type="float">
            <text:p>865.287</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3" calcext:value-type="float">
            <text:p>3</text:p>
          </table:table-cell>
          <table:table-cell office:value-type="float" office:value="585.683" calcext:value-type="float">
            <text:p>585.683</text:p>
          </table:table-cell>
          <table:table-cell office:value-type="float" office:value="1160.53" calcext:value-type="float">
            <text:p>1160.53</text:p>
          </table:table-cell>
          <table:table-cell office:value-type="float" office:value="703.669" calcext:value-type="float">
            <text:p>703.669</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4" calcext:value-type="float">
            <text:p>4</text:p>
          </table:table-cell>
          <table:table-cell office:value-type="float" office:value="608.046" calcext:value-type="float">
            <text:p>608.046</text:p>
          </table:table-cell>
          <table:table-cell office:value-type="float" office:value="1164.87" calcext:value-type="float">
            <text:p>1164.87</text:p>
          </table:table-cell>
          <table:table-cell office:value-type="float" office:value="795.936" calcext:value-type="float">
            <text:p>795.936</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5" calcext:value-type="float">
            <text:p>5</text:p>
          </table:table-cell>
          <table:table-cell office:value-type="float" office:value="601.236" calcext:value-type="float">
            <text:p>601.236</text:p>
          </table:table-cell>
          <table:table-cell office:value-type="float" office:value="1165.44" calcext:value-type="float">
            <text:p>1165.44</text:p>
          </table:table-cell>
          <table:table-cell office:value-type="float" office:value="863.595" calcext:value-type="float">
            <text:p>863.595</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6" calcext:value-type="float">
            <text:p>6</text:p>
          </table:table-cell>
          <table:table-cell office:value-type="float" office:value="603.807" calcext:value-type="float">
            <text:p>603.807</text:p>
          </table:table-cell>
          <table:table-cell office:value-type="float" office:value="1150.37" calcext:value-type="float">
            <text:p>1150.37</text:p>
          </table:table-cell>
          <table:table-cell office:value-type="float" office:value="791.771" calcext:value-type="float">
            <text:p>791.771</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7" calcext:value-type="float">
            <text:p>7</text:p>
          </table:table-cell>
          <table:table-cell office:value-type="float" office:value="610.543" calcext:value-type="float">
            <text:p>610.543</text:p>
          </table:table-cell>
          <table:table-cell office:value-type="float" office:value="1167.42" calcext:value-type="float">
            <text:p>1167.42</text:p>
          </table:table-cell>
          <table:table-cell office:value-type="float" office:value="1126.85" calcext:value-type="float">
            <text:p>1126.85</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8" calcext:value-type="float">
            <text:p>8</text:p>
          </table:table-cell>
          <table:table-cell office:value-type="float" office:value="579.152" calcext:value-type="float">
            <text:p>579.152</text:p>
          </table:table-cell>
          <table:table-cell office:value-type="float" office:value="1131.52" calcext:value-type="float">
            <text:p>1131.52</text:p>
          </table:table-cell>
          <table:table-cell office:value-type="float" office:value="988.649" calcext:value-type="float">
            <text:p>988.649</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9" calcext:value-type="float">
            <text:p>9</text:p>
          </table:table-cell>
          <table:table-cell office:value-type="float" office:value="600.11" calcext:value-type="float">
            <text:p>600.11</text:p>
          </table:table-cell>
          <table:table-cell office:value-type="float" office:value="1137.27" calcext:value-type="float">
            <text:p>1137.27</text:p>
          </table:table-cell>
          <table:table-cell office:value-type="float" office:value="1028.61" calcext:value-type="float">
            <text:p>1028.61</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10" calcext:value-type="float">
            <text:p>10</text:p>
          </table:table-cell>
          <table:table-cell office:value-type="float" office:value="584.877" calcext:value-type="float">
            <text:p>584.877</text:p>
          </table:table-cell>
          <table:table-cell office:value-type="float" office:value="1132.78" calcext:value-type="float">
            <text:p>1132.78</text:p>
          </table:table-cell>
          <table:table-cell office:value-type="float" office:value="1135.51" calcext:value-type="float">
            <text:p>1135.51</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11" calcext:value-type="float">
            <text:p>11</text:p>
          </table:table-cell>
          <table:table-cell office:value-type="float" office:value="601.054" calcext:value-type="float">
            <text:p>601.054</text:p>
          </table:table-cell>
          <table:table-cell office:value-type="float" office:value="1149.65" calcext:value-type="float">
            <text:p>1149.65</text:p>
          </table:table-cell>
          <table:table-cell office:value-type="float" office:value="1270.14" calcext:value-type="float">
            <text:p>1270.14</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12" calcext:value-type="float">
            <text:p>12</text:p>
          </table:table-cell>
          <table:table-cell office:value-type="float" office:value="594.558" calcext:value-type="float">
            <text:p>594.558</text:p>
          </table:table-cell>
          <table:table-cell office:value-type="float" office:value="1142.03" calcext:value-type="float">
            <text:p>1142.03</text:p>
          </table:table-cell>
          <table:table-cell office:value-type="float" office:value="1273.6" calcext:value-type="float">
            <text:p>1273.6</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13" calcext:value-type="float">
            <text:p>13</text:p>
          </table:table-cell>
          <table:table-cell office:value-type="float" office:value="601.766" calcext:value-type="float">
            <text:p>601.766</text:p>
          </table:table-cell>
          <table:table-cell office:value-type="float" office:value="1156.37" calcext:value-type="float">
            <text:p>1156.37</text:p>
          </table:table-cell>
          <table:table-cell office:value-type="float" office:value="2246.89" calcext:value-type="float">
            <text:p>2246.89</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14" calcext:value-type="float">
            <text:p>14</text:p>
          </table:table-cell>
          <table:table-cell office:value-type="float" office:value="603.552" calcext:value-type="float">
            <text:p>603.552</text:p>
          </table:table-cell>
          <table:table-cell office:value-type="float" office:value="1158.72" calcext:value-type="float">
            <text:p>1158.72</text:p>
          </table:table-cell>
          <table:table-cell office:value-type="float" office:value="2267.12" calcext:value-type="float">
            <text:p>2267.12</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15" calcext:value-type="float">
            <text:p>15</text:p>
          </table:table-cell>
          <table:table-cell office:value-type="float" office:value="609.867" calcext:value-type="float">
            <text:p>609.867</text:p>
          </table:table-cell>
          <table:table-cell office:value-type="float" office:value="1173.79" calcext:value-type="float">
            <text:p>1173.79</text:p>
          </table:table-cell>
          <table:table-cell office:value-type="float" office:value="2290.06" calcext:value-type="float">
            <text:p>2290.06</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16" calcext:value-type="float">
            <text:p>16</text:p>
          </table:table-cell>
          <table:table-cell office:value-type="float" office:value="605.577" calcext:value-type="float">
            <text:p>605.577</text:p>
          </table:table-cell>
          <table:table-cell office:value-type="float" office:value="1160.74" calcext:value-type="float">
            <text:p>1160.74</text:p>
          </table:table-cell>
          <table:table-cell office:value-type="float" office:value="2278.41" calcext:value-type="float">
            <text:p>2278.41</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17" calcext:value-type="float">
            <text:p>17</text:p>
          </table:table-cell>
          <table:table-cell office:value-type="float" office:value="606.657" calcext:value-type="float">
            <text:p>606.657</text:p>
          </table:table-cell>
          <table:table-cell office:value-type="float" office:value="1165.62" calcext:value-type="float">
            <text:p>1165.62</text:p>
          </table:table-cell>
          <table:table-cell office:value-type="float" office:value="2276.38" calcext:value-type="float">
            <text:p>2276.38</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row table:style-name="ro1">
          <table:table-cell office:value-type="float" office:value="18" calcext:value-type="float">
            <text:p>18</text:p>
          </table:table-cell>
          <table:table-cell office:value-type="float" office:value="591.55" calcext:value-type="float">
            <text:p>591.55</text:p>
          </table:table-cell>
          <table:table-cell office:value-type="float" office:value="1133.89" calcext:value-type="float">
            <text:p>1133.89</text:p>
          </table:table-cell>
          <table:table-cell office:value-type="float" office:value="2212.2" calcext:value-type="float">
            <text:p>2212.2</text:p>
          </table:table-cell>
          <table:table-cell office:value-type="float" office:value="629.926" calcext:value-type="float">
            <text:p>629.926</text:p>
          </table:table-cell>
          <table:table-cell office:value-type="float" office:value="1244.2" calcext:value-type="float">
            <text:p>1244.2</text:p>
          </table:table-cell>
          <table:table-cell office:value-type="float" office:value="2445.85" calcext:value-type="float">
            <text:p>2445.8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7">00/00/0000</text:date>, <text:time style:data-style-name="N2" text:time-value="03:39:14.441048438">00:00:00</text:time></text:p>
        </style:region-right>
      </style:header>
      <style:header-left style:display="false"/>
      <style:footer>
        <text:p>Page <text:page-number>1</text:page-number> / <text:page-count>99</text:page-count></text:p>
      </style:footer>
      <style:footer-left style:display="false"/>
    </style:master-page>
  </office:master-styles>
</office:document-styles>
</file>